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sans-serif" svg:font-family="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US" fo:font-style="normal" style:font-style-asian="normal" style:font-style-complex="normal"/>
    </style:style>
    <style:style style:name="P2" style:family="paragraph" style:parent-style-name="Standard">
      <style:paragraph-properties fo:text-align="center" style:justify-single-word="false"/>
      <style:text-properties style:font-name="Arial" fo:font-size="40pt" fo:language="en" fo:country="US" fo:font-style="normal" style:font-size-asian="40pt" style:font-style-asian="normal" style:font-size-complex="40pt" style:font-style-complex="normal"/>
    </style:style>
    <style:style style:name="P3" style:family="paragraph" style:parent-style-name="Standard">
      <style:paragraph-properties fo:text-align="center" style:justify-single-word="false"/>
      <style:text-properties style:font-name="Arial" fo:font-size="40pt" fo:font-style="normal" officeooo:rsid="002552d4" officeooo:paragraph-rsid="002552d4" style:font-size-asian="40pt" style:font-style-asian="normal" style:font-size-complex="40pt" style:font-style-complex="normal"/>
    </style:style>
    <style:style style:name="P4" style:family="paragraph" style:parent-style-name="Standard">
      <style:paragraph-properties fo:text-align="center" style:justify-single-word="false"/>
      <style:text-properties style:font-name="Arial" fo:font-size="28pt" fo:language="en" fo:country="US" fo:font-style="normal" style:font-size-asian="28pt" style:font-style-asian="normal" style:font-size-complex="28pt" style:font-style-complex="normal"/>
    </style:style>
    <style:style style:name="P5" style:family="paragraph" style:parent-style-name="Standard">
      <style:paragraph-properties fo:text-align="center" style:justify-single-word="false"/>
      <style:text-properties style:font-name="Arial" fo:font-size="28pt" fo:font-style="normal" style:font-size-asian="28pt" style:font-style-asian="normal" style:font-size-complex="28pt" style:font-style-complex="normal"/>
    </style:style>
    <style:style style:name="P6" style:family="paragraph" style:parent-style-name="Standard">
      <style:text-properties style:font-name="Arial" fo:font-style="normal" style:font-style-asian="normal" style:font-style-complex="normal"/>
    </style:style>
    <style:style style:name="P7" style:family="paragraph" style:parent-style-name="Standard">
      <style:paragraph-properties fo:text-align="center" style:justify-single-word="false"/>
      <style:text-properties style:font-name="Arial" fo:font-style="normal" style:font-style-asian="normal" style:font-style-complex="normal"/>
    </style:style>
    <style:style style:name="P8" style:family="paragraph" style:parent-style-name="Standard" style:master-page-name="MP0">
      <style:paragraph-properties style:page-number="auto" fo:break-before="page"/>
      <style:text-properties style:font-name="Arial" fo:font-style="normal" style:font-style-asian="normal" style:font-style-complex="normal"/>
    </style:style>
    <style:style style:name="P9" style:family="paragraph" style:parent-style-name="Normal">
      <style:paragraph-properties>
        <style:tab-stops>
          <style:tab-stop style:position="17cm" style:type="right" style:leader-style="dotted" style:leader-text="."/>
        </style:tab-stops>
      </style:paragraph-properties>
    </style:style>
    <style:style style:name="P10" style:family="paragraph" style:parent-style-name="Heading_20_2">
      <style:text-properties style:font-name="Arial" fo:font-style="normal" style:font-style-asian="normal" style:font-style-complex="normal"/>
    </style:style>
    <style:style style:name="P11" style:family="paragraph" style:parent-style-name="Heading_20_1">
      <style:text-properties style:font-name="Arial" fo:font-size="12pt" fo:font-style="normal" style:font-size-asian="12pt" style:font-style-asian="normal" style:font-size-complex="12pt" style:font-style-complex="normal"/>
    </style:style>
    <style:style style:name="P12" style:family="paragraph" style:parent-style-name="Heading_20_1">
      <style:text-properties style:font-name="Arial" fo:font-style="normal" style:font-style-asian="normal" style:font-style-complex="normal"/>
    </style:style>
    <style:style style:name="P13" style:family="paragraph" style:parent-style-name="Text_20_body">
      <style:text-properties officeooo:rsid="0027bbed" officeooo:paragraph-rsid="0027bbed"/>
    </style:style>
    <style:style style:name="P14" style:family="paragraph" style:parent-style-name="Text_20_body">
      <style:text-properties style:font-name="Arial" fo:font-style="normal" style:font-style-asian="normal" style:font-style-complex="normal"/>
    </style:style>
    <style:style style:name="P15" style:family="paragraph" style:parent-style-name="Text_20_body">
      <style:text-properties style:font-name="Arial" fo:font-style="normal" style:text-underline-style="none" officeooo:rsid="002552d4" officeooo:paragraph-rsid="002552d4" style:text-underline-mode="continuous" style:text-overline-mode="continuous" style:text-line-through-mode="continuous" style:font-style-asian="normal" style:font-style-complex="normal"/>
    </style:style>
    <style:style style:name="P16" style:family="paragraph" style:parent-style-name="Text_20_body">
      <style:text-properties officeooo:rsid="002c4808" officeooo:paragraph-rsid="002c4808"/>
    </style:style>
    <style:style style:name="P17" style:family="paragraph" style:parent-style-name="Text_20_body">
      <style:text-properties officeooo:rsid="0031220c" officeooo:paragraph-rsid="0031220c"/>
    </style:style>
    <style:style style:name="P18" style:family="paragraph" style:parent-style-name="Contents_20_3">
      <style:text-properties style:font-name="Arial" fo:font-style="normal" style:font-style-asian="normal" style:font-style-complex="normal"/>
    </style:style>
    <style:style style:name="T1" style:family="text">
      <style:text-properties officeooo:rsid="00255a2d"/>
    </style:style>
    <style:style style:name="T2" style:family="text">
      <style:text-properties officeooo:rsid="0027699c"/>
    </style:style>
    <style:style style:name="T3" style:family="text">
      <style:text-properties style:text-underline-style="none" style:text-underline-mode="continuous" style:text-overline-mode="continuous" style:text-line-through-mode="continuous"/>
    </style:style>
    <style:style style:name="T4" style:family="text">
      <style:text-properties style:text-underline-style="none" officeooo:rsid="0027699c" style:text-underline-mode="continuous" style:text-overline-mode="continuous" style:text-line-through-mode="continuous"/>
    </style:style>
    <style:style style:name="T5" style:family="text">
      <style:text-properties style:text-underline-style="none" officeooo:rsid="0027bbed" style:text-underline-mode="continuous" style:text-overline-mode="continuous" style:text-line-through-mode="continuous"/>
    </style:style>
    <style:style style:name="T6" style:family="text">
      <style:text-properties officeooo:rsid="002c4808"/>
    </style:style>
    <style:style style:name="T7" style:family="text">
      <style:text-properties officeooo:rsid="002d95fa"/>
    </style:style>
    <style:style style:name="T8" style:family="text">
      <style:text-properties officeooo:rsid="002f222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ndateurs :</text:p>
      <text:p text:style-name="P6">Amos Duverné</text:p>
      <text:p text:style-name="P6">O'Brian Clément Cadet</text:p>
      <text:p text:style-name="P1">Dainty Cadet</text:p>
      <text:p text:style-name="P2"/>
      <text:p text:style-name="P2"/>
      <text:p text:style-name="P2"/>
      <text:p text:style-name="P2"/>
      <text:p text:style-name="P4">Univers MCH</text:p>
      <text:p text:style-name="P4">Mch Comics</text:p>
      <text:p text:style-name="P5">-</text:p>
      <text:p text:style-name="P3">Plan Magique (Arcaniqu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9"><text:a xlink:type="simple" xlink:href="#__RefHeading___Toc568_1536940175">Introduction<text:tab/>3</text:a></text:p>
          <text:p text:style-name="P9"><text:a xlink:type="simple" xlink:href="#__RefHeading___Toc570_1536940175">Son inspiration<text:tab/>3</text:a></text:p>
          <text:p text:style-name="P9"><text:a xlink:type="simple" xlink:href="#__RefHeading___Toc572_1536940175">La Magie dans MCH<text:tab/>3</text:a></text:p>
          <text:p text:style-name="P9"><text:a xlink:type="simple" xlink:href="#__RefHeading___Toc574_1536940175">Laazea<text:tab/>3</text:a></text:p>
          <text:p text:style-name="P9"><text:a xlink:type="simple" xlink:href="#__RefHeading___Toc576_1536940175">Magiciens et Sorciers<text:tab/>3</text:a></text:p>
          <text:p text:style-name="P9"><text:a xlink:type="simple" xlink:href="#__RefHeading___Toc578_1536940175">Webographie :<text:tab/>3</text:a></text:p>
        </text:index-body>
      </text:table-of-content>
      <text:p text:style-name="P18"/>
      <text:h text:style-name="P11"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2" text:outline-level="1"><text:bookmark-start text:name="__RefHeading___Toc568_1536940175"/><text:soft-page-break/>Introduction<text:bookmark-end text:name="__RefHeading___Toc568_1536940175"/></text:h>
      <text:p text:style-name="Text_20_body">Le plan magique ou arcanique est l'un des trois plans présent dans l'univers MCH. Ce plan <text:span text:style-name="T1">décrit la magie ou toutes les pratiques arcaniques lié à la terre dans un premier temps puis au reste de l'univers 7 ( à voir).</text:span></text:p>
      <text:p text:style-name="P15"/>
      <text:h text:style-name="P12" text:outline-level="1"><text:bookmark-start text:name="__RefHeading___Toc570_1536940175"/>Son in<text:span text:style-name="T2">s</text:span>piration<text:bookmark-end text:name="__RefHeading___Toc570_1536940175"/></text:h>
      <text:p text:style-name="Text_20_body"><text:span text:style-name="T4">Les univers de super-héros ont la plupart du temps une part plus ou moins importante de magie en leur sein et l'univers MCH n'est pas une exception sur ce point. Cependant le plan magique dans l'univers MCH à une part non seulement très importante mais il permet de lié deux type d'univers très apprécié que sont la science fiction et l’héroïque fantaisie. Le but est de pouvoir utilisé dans un monde ressemblant au notre des personnages d'un autre temps, d'une autre époques avec des particularités hors du communs. La terre aurait donc plusieurs races intelligentes en sont sein (Elfes, nain, orc, ...etc). Cette première explications est la « phase » secondaire du plan magique. L'aspect primaire <text:s/>lui dote certains humains de pouvoirs et permet </text:span><text:span text:style-name="T5">à d'autre humains « normaux » de se servir d'artefacts pour utiliser la magie.</text:span></text:p>
      <text:p text:style-name="Text_20_body"/>
      <text:h text:style-name="P10" text:outline-level="2"><text:bookmark-start text:name="__RefHeading___Toc572_1536940175"/><text:span text:style-name="T5">L</text:span><text:span text:style-name="T3">a Magie dans MCH</text:span><text:bookmark-end text:name="__RefHeading___Toc572_1536940175"/></text:h>
      <text:p text:style-name="P13"><text:bookmark-start text:name="__RefHeading___Toc574_1536940175"/>La magie dans MCH est comparable au chakra dans Naruto <text:span text:style-name="T7">et Eragon</text:span> dans son fondement. Pour utiliser la magie dans l'univers MCH le pratiquant à forcément besoin d'énergie Synthétique <text:span text:style-name="T7">et des mots de nature (requis selon la puissance du pratiquant)</text:span>. L'énergie synthétique est produite en combinant deux choses : <text:bookmark-end text:name="__RefHeading___Toc574_1536940175"/></text:p>
      <text:p text:style-name="P13">Énergie Physique</text:p>
      <text:p text:style-name="P13">Énergie de L'Esprit </text:p>
      <text:p text:style-name="P13">tout le monde ne peut pas faire de la magie comme tout le monde n'est pas de couleur noir ou n'a pas les yeux bleus. La magie dans MCH est un trait chromosomique. <text:span text:style-name="T6">Leur population est d'environs </text:span></text:p>
      <text:p text:style-name="P16">1,4millions pour l'ensemble de la terre. <text:span text:style-name="T7">La magie à laissé de <text:s/>nombreuses traces sur terre avec ses secrets. L'ensemble de ses secrets sont gardés sous formes de :</text:span></text:p>
      <text:p text:style-name="P16">-<text:span text:style-name="T7">Livre /Grimoires /Parchemins </text:span></text:p>
      <text:p text:style-name="P16">-<text:span text:style-name="T7">Artefacts</text:span></text:p>
      <text:p text:style-name="P16">-<text:span text:style-name="T8">Potions</text:span></text:p>
      <text:p text:style-name="P13"/>
      <text:p text:style-name="P17"/>
      <text:p text:style-name="P17">L'autre branche de la Magie dans le MCH c'est la sorcellerie ou La magie arcanique. Les pratiquants des arcanes sont des humains lambda. Ne pouvant pas se servirent de leur énergie synthétique propre, ils utilisent des artefacts dont ils tirent l'énergie de l'Esprit qu'ils combinent ensuite avec leur énergie physique.</text:p>
      <text:p text:style-name="P17"><text:s text:c="2"/></text:p>
      <text:h text:style-name="P12" text:outline-level="1"><text:bookmark-start text:name="__RefHeading___Toc576_1536940175"/><text:span text:style-name="T5">M</text:span><text:span text:style-name="T3">agiciens et Sorciers</text:span><text:bookmark-end text:name="__RefHeading___Toc576_1536940175"/></text:h>
      <text:p text:style-name="Text_20_body">Les magiciens et sorciers sont des humains. Les magiciens <text:s/></text:p>
      <text:h text:style-name="P12" text:outline-level="1"><text:bookmark-start text:name="__RefHeading___Toc578_1536940175"/><text:soft-page-break/><text:span text:style-name="T2">Web</text:span>ographie : <text:bookmark-end text:name="__RefHeading___Toc578_153694017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sans-serif" svg:font-family="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initial-creator>cadet obrian</meta:initial-creator>
    <meta:creation-date>2014-10-30T14:57:00Z</meta:creation-date>
    <dc:date>2017-11-02T12:49:52.350000000</dc:date>
    <meta:editing-cycles>32</meta:editing-cycles>
    <meta:editing-duration>PT9H49M8S</meta:editing-duration>
    <meta:document-statistic meta:table-count="0" meta:image-count="0" meta:object-count="0" meta:page-count="4" meta:paragraph-count="33" meta:word-count="413" meta:character-count="2470" meta:non-whitespace-character-count="2078"/>
    <meta:template xlink:type="simple" xlink:actuate="onRequest" xlink:title="" xlink:href="Normal.dotm"/>
  </office:meta>
</office:document-meta>
</file>